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Research_20_paper_20_contents">
      <style:paragraph-properties fo:margin-left="0in" fo:margin-right="0in" fo:text-indent="0in" style:auto-text-indent="false"/>
    </style:style>
    <style:style style:name="P2" style:family="paragraph" style:parent-style-name="Research_20_paper_20_contents">
      <style:paragraph-properties fo:margin-left="0in" fo:margin-right="0in" fo:text-indent="0in" style:auto-text-indent="false"/>
      <style:text-properties style:font-name="Times New Roman1" fo:font-weight="normal" officeooo:paragraph-rsid="0017d3f8" style:font-weight-asian="normal" style:font-weight-complex="normal"/>
    </style:style>
    <style:style style:name="P3" style:family="paragraph" style:parent-style-name="Student"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08c61c" style:font-weight-asian="bold" style:font-weight-complex="bold"/>
    </style:style>
    <style:style style:name="T3" style:family="text">
      <style:text-properties fo:color="#000000" fo:background-color="#ffffff" loext:char-shading-value="0" style:font-name-complex="Calibri1"/>
    </style:style>
    <style:style style:name="T4" style:family="text">
      <style:text-properties officeooo:rsid="0017d3f8"/>
    </style:style>
    <style:style style:name="T5" style:family="text">
      <style:text-properties officeooo:rsid="000ab25c"/>
    </style:style>
    <style:style style:name="T6" style:family="text">
      <style:text-properties officeooo:rsid="0006e4f9"/>
    </style:style>
    <style:style style:name="T7" style:family="text">
      <style:text-properties fo:font-style="italic" fo:font-weight="bold" officeooo:rsid="0008c61c" style:font-style-asian="italic" style:font-weight-asian="bold" style:font-style-complex="italic" style:font-weight-complex="bold"/>
    </style:style>
    <number:date-style style:name="N1012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ill Boatright &amp; Liam Solberg</text:p>
      <text:p text:style-name="Student">David Beaumier</text:p>
      <text:p text:style-name="Student">English 101</text:p>
      <text:p text:style-name="Student"><text:date style:data-style-name="N10121" text:date-value="2019-05-02T15:18:34.757674955">2 May 2019</text:date></text:p>
      <text:p text:style-name="Student"/>
      <text:p text:style-name="Research_20_Paper_20_Title">Research Project</text:p>
      <text:p text:style-name="P1"><text:span text:style-name="T1">Project Overview (150-200)</text:span></text:p>
      <text:p text:style-name="Research_20_paper_20_contents"><text:span text:style-name="T3">Will and I both like the idea of analyzing the way authority interacts with a certain population, and how that particular group or culture responds. I think the focus of communication has a really strong basis here, as the specific (no skateboarding, biking, etc.) warning signs we want to analyze and capitalize on aren't as attention grabbing as they could be. Is our community's response to these signs a lack of literacy, or a strength? That's what we want to answer.</text:span></text:p>
      <text:p text:style-name="Research_20_paper_20_contents"><text:span text:style-name="T3">By interviewing students and faculty on campus, Will and I will be able to gain a much larger perspective on attitudes toward skateboarding, and other similar transportation methods (these which occur in areas where strictly prohibited). By surveying a random sample of individuals, we will be able to draw larger conclusions surrounding authority and its place in preventing forms of personal transportation. We will be analyzing Western Washington University as our primary example. By surveying a small portion of the population, our data could possibly serve to be a misrepresentation of the larger community. By diversifying ages and locations of our participants, we can ensure this will most likely not occur. Upon interacting with the participants, our questioning will be open, yet simple, creating an easy platform for clear post-analysis measurement.</text:span></text:p>
      <text:p text:style-name="P1"><text:span text:style-name="T1">Scholarly Discourse (300-400)</text:span></text:p>
      <text:p text:style-name="P2"><text:soft-page-break/><text:tab/><text:span text:style-name="T6">Defying Unjust Authority: An Exploratory Study. Modern Psychology TENDS TO FOCUS on failings rather than strengths or positives. </text:span><text:span text:style-name="T7">Elaborate on the study</text:span><text:span text:style-name="T2"> </text:span><text:span text:style-name="T6">This study is an attempt to “take a picture” of how people are thinking, along with their motives before deciding to ignore authority. Almost all of the participants’ reasoning for defying authority was out of empathy for the person they were asked to hurt. People are more likely to follow authority if they are operating under fear so the signs are a method of intimidation. “Skateboarding for Transportation.” “In California, users of these unconventional modes travel up to an estimated 48 million miles per year.” While skateboarding is seen as transportation, it is also seen as a means for recreation. Skateboarding combines the speed of a bicycle with the convenience of being a pedestrian. Skateboarding is often restricted because of its reputation as a nuisance. Skateboarding is often not viewed as a legitimate means of travel. Travel surveys tend to not include it. “In 2012, at least 11 skateboarders in California were killed in vehicle collisions with at least eight riding for the purpose of travel.” Skateboarding is very common on college campuses. At the University of California Santa Barbara, more students skateboard than drive.</text:span></text:p>
      <text:p text:style-name="P2"><text:tab/><text:span text:style-name="T5">Another article, “Skateboarding and Transgressive Activity,” had a lot to say about the psychology of skateboarders and their development of identity and a sense of place. The majority of casual skateboarders are between the ages of 11 and 18, and there are almost none over the age of 25. This means that most skaters constantly live under authority, and with teenagers having their lives increasingly monitored and regulated, many use skateboarding as an outlet for transgressive behavior to escape authority. Therefore, marginalized places like abandoned buildings, alleyways, underpasses, and stormwater drains are very popular amongst young skaters because the absence of authority grants them a sense of place ownership and empowerment.</text:span></text:p>
      <text:p text:style-name="P1"><text:span text:style-name="T1">Data Gathering Methods (150-300)</text:span></text:p>
      <text:p text:style-name="P1"/>
      <text:p text:style-name="P1"><text:soft-page-break/><text:span text:style-name="T1">Predictions (150)</text:span></text:p>
      <text:p text:style-name="P1">Considering Western’s lack of enforcement for it, along with the activity’s commonality, we can presume that students and faculty on campus do not find issue with skateboarding. Diving deeper into the subject, we can analyze that the signs posted across campus discouraging skating are intended as a preventative measure, therefore it must be a strength of literacy that they are ignored.<text:bookmark text:name="_GoBack"/></text:p>
      <text:p text:style-name="P1"><text:span text:style-name="T1">Work Plan (100)</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_20__28_user_29_" style:default-outline-level="1" style:list-style-name="" style:class="text">
      <style:paragraph-properties fo:margin-top="0.1665in" fo:margin-bottom="0in" loext:contextual-spacing="false" fo:keep-with-next="always"/>
      <style:text-properties style:font-name="Times New Roman" fo:font-family="'Times New Roman'" style:font-family-generic="roman" style:font-pitch="variable" fo:font-size="14pt" style:font-size-asian="14pt" style:font-name-complex="Arial1" style:font-family-complex="Arial" style:font-family-generic-complex="system" style:font-pitch-complex="variable" style:font-size-complex="16pt" style:font-weight-complex="bold"/>
    </style:style>
    <style:style style:name="Heading_20_2" style:display-name="Heading 2" style:family="paragraph" style:next-style-name="Standard_20__28_user_29_" style:default-outline-level="2" style:list-style-name="" style:class="text">
      <style:paragraph-properties fo:margin-top="0.0835in" fo:margin-bottom="0.0417in" loext:contextual-spacing="false" fo:keep-with-next="always"/>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next-style-name="Standard_20__28_user_29_" style:default-outline-level="3" style:list-style-name="" style:class="text">
      <style:paragraph-properties fo:margin-top="0.0835in" fo:margin-bottom="0.0417in" loext:contextual-spacing="false" fo:keep-with-next="always"/>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3pt" style:font-weight-complex="bold"/>
    </style:style>
    <style:style style:name="Standard_20__28_user_29_" style:display-name="Standard (user)" style:family="paragraph" style:default-outline-level="">
      <style:paragraph-properties fo:line-height="200%" fo:text-align="start" style:justify-single-word="false" fo:orphans="2" fo:widows="2" fo:hyphenation-ladder-count="no-limit" style:vertical-align="baseline" style:writing-mode="lr-tb"/>
      <style:text-properties fo:color="#00000a" style:font-name="Arial" fo:font-family="Arial" style:font-family-generic="roman" style:font-pitch="variable" fo:font-size="11pt"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text-properties style:font-name="Times New Roman" fo:font-family="'Times New Roman'" style:font-family-generic="roman" style:font-pitch="variable" fo:font-size="12pt" style:font-size-asian="12pt"/>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style:style>
    <style:style style:name="Header" style:family="paragraph" style:parent-style-name="Standard_20__28_user_29_" style:default-outline-level="" style:class="extra">
      <style:paragraph-properties fo:text-align="end" style:justify-single-word="false">
        <style:tab-stops>
          <style:tab-stop style:position="3in" style:type="center"/>
          <style:tab-stop style:position="6in" style:type="right"/>
        </style:tab-stops>
      </style:paragraph-properties>
      <style:text-properties style:font-name="Times New Roman" fo:font-family="'Times New Roman'" style:font-family-generic="roman" style:font-pitch="variable" fo:font-size="12pt" style:font-size-asian="12pt"/>
    </style:style>
    <style:style style:name="Student" style:family="paragraph" style:parent-style-name="Standard_20__28_user_29_" style:default-outline-level="">
      <style:text-properties style:font-name="Times New Roman" fo:font-family="'Times New Roman'" style:font-family-generic="roman" style:font-pitch="variable" fo:font-size="12pt" style:font-size-asian="12pt"/>
    </style:style>
    <style:style style:name="Footer" style:family="paragraph" style:parent-style-name="Standard_20__28_user_29_" style:default-outline-level=""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_20__28_user_29_" style:default-outline-level="">
      <style:paragraph-properties fo:text-align="center" style:justify-single-word="false"/>
      <style:text-properties style:font-name="Times New Roman" fo:font-family="'Times New Roman'" style:font-family-generic="roman" style:font-pitch="variable" fo:font-size="12pt" style:font-size-asian="12pt"/>
    </style:style>
    <style:style style:name="Research_20_paper_20_contents" style:display-name="Research paper contents" style:family="paragraph" style:parent-style-name="Standard_20__28_user_29_" style:default-outline-level="">
      <style:paragraph-properties fo:margin-left="0in" fo:margin-right="0in" fo:text-indent="0.5in" style:auto-text-indent="false"/>
      <style:text-properties style:font-name="Times New Roman" fo:font-family="'Times New Roman'" style:font-family-generic="roman" style:font-pitch="variable" fo:font-size="12pt" style:font-size-asian="12pt"/>
    </style:style>
    <style:style style:name="Balloon_20_Text" style:display-name="Balloon Text" style:family="paragraph" style:parent-style-name="Standard_20__28_user_29_" style:default-outline-level="">
      <style:text-properties fo:font-size="8pt" style:font-size-asian="8pt" style:font-name-complex="Tahoma" style:font-family-complex="Tahoma" style:font-family-generic-complex="system" style:font-pitch-complex="variable" style:font-size-complex="8pt"/>
    </style:style>
    <style:style style:name="Long_20_quotation" style:display-name="Long quotation" style:family="paragraph" style:parent-style-name="Standard_20__28_user_29_" style:default-outline-level="">
      <style:paragraph-properties fo:margin-left="1in" fo:margin-right="0in" fo:text-indent="0in" style:auto-text-indent="false"/>
      <style:text-properties style:font-name="Times New Roman" fo:font-family="'Times New Roman'" style:font-family-generic="roman" style:font-pitch="variable" fo:font-size="12pt" style:font-size-asian="12pt"/>
    </style:style>
    <style:style style:name="Works_20_Cited_20__28_Page_20_Title_29_" style:display-name="Works Cited (Page Title)" style:family="paragraph" style:parent-style-name="Standard_20__28_user_29_" style:default-outline-level="">
      <style:paragraph-properties fo:text-align="center" style:justify-single-word="false" fo:break-before="page"/>
      <style:text-properties style:font-name="Times New Roman" fo:font-family="'Times New Roman'" style:font-family-generic="roman" style:font-pitch="variable" fo:font-size="12pt" style:font-size-asian="12pt"/>
    </style:style>
    <style:style style:name="Work_20_cited" style:display-name="Work cited" style:family="paragraph" style:parent-style-name="Standard_20__28_user_29_" style:default-outline-level="">
      <style:text-properties style:font-name="Times New Roman" fo:font-family="'Times New Roman'" style:font-family-generic="roman" style:font-pitch="variable" fo:font-size="12pt" style:font-size-asian="12pt"/>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text-properties style:font-name="Times New Roman" fo:font-family="'Times New Roman'" style:font-family-generic="roman" style:font-pitch="variable" fo:font-size="12pt" style:font-size-asian="12pt"/>
    </style:style>
    <style:style style:name="Title" style:family="paragraph" style:parent-style-name="Heading" style:next-style-name="Text_20_body_20__28_user_29_" style:default-outline-level="" style:class="chapter">
      <style:paragraph-properties fo:text-align="center" style:justify-single-word="false"/>
      <style:text-properties style:font-name="Times New Roman" fo:font-family="'Times New Roman'" style:font-family-generic="roman" style:font-pitch="variable" fo:font-size="28pt" fo:font-weight="bold" style:font-name-asian="Times New Roman2" style:font-family-asian="'Times New Roman'" style:font-family-generic-asian="system" style:font-pitch-asian="variable" style:font-size-asian="28pt" style:font-weight-asian="bold" style:font-name-complex="Times New Roman2" style:font-family-complex="'Times New Roman'" style:font-family-generic-complex="system" style:font-pitch-complex="variable" style:font-size-complex="28pt" style:font-weight-complex="bold"/>
    </style:style>
    <style:style style:name="Subtitle" style:family="paragraph" style:parent-style-name="Heading" style:next-style-name="Text_20_body_20__28_user_29_" style:default-outline-level="" style:class="chapter">
      <style:paragraph-properties fo:margin-top="0.0417in" fo:margin-bottom="0in" loext:contextual-spacing="false" fo:text-align="center" style:justify-single-word="false"/>
      <style:text-properties style:font-name="Times New Roman" fo:font-family="'Times New Roman'" style:font-family-generic="roman" style:font-pitch="variable" fo:font-size="18pt" style:font-name-asian="Times New Roman2" style:font-family-asian="'Times New Roman'" style:font-family-generic-asian="system" style:font-pitch-asian="variable" style:font-size-asian="18pt" style:font-name-complex="Times New Roman2" style:font-family-complex="'Times New Roman'" style:font-family-generic-complex="system" style:font-pitch-complex="variable" style:font-size-complex="18pt"/>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1" style:font-family-complex="Arial" style:font-family-generic-complex="system"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Boatright, Solberg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LA</dc:title>
    <meta:initial-creator>Liam Solberg</meta:initial-creator>
    <meta:editing-cycles>3</meta:editing-cycles>
    <meta:creation-date>2019-05-02T21:27:00</meta:creation-date>
    <dc:date>2019-05-02T15:18:34.680970554</dc:date>
    <meta:editing-duration>PT2M59S</meta:editing-duration>
    <meta:generator>LibreOffice/6.2.0.3$Linux_X86_64 LibreOffice_project/20$Build-3</meta:generator>
    <meta:document-statistic meta:table-count="0" meta:image-count="0" meta:object-count="0" meta:page-count="3" meta:paragraph-count="16" meta:word-count="623" meta:character-count="3987" meta:non-whitespace-character-count="33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LA.ott" xlink:href=""/>
  </office:meta>
</office:document-meta>
</file>